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820000020C860A78307E3ABEB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5.573cm" svg:x="-0.001cm" svg:y="0.1cm">
          <draw:image xlink:href="Pictures/10000201000005820000020C860A78307E3ABEB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4-30T07:49:29.122103000</dc:date>
    <meta:editing-duration>PT3M5S</meta:editing-duration>
    <meta:editing-cycles>3</meta:editing-cycles>
    <meta:generator>LibreOffice/5.0.3.2$MacOSX_X86_64 LibreOffice_project/e5f16313668ac592c1bfb310f4390624e3dbfb75</meta:generator>
    <meta:document-statistic meta:object-count="1"/>
  </office:meta>
</office:document-meta>
</file>